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erif" fo:font-size="10.5pt" fo:font-weight="bold" officeooo:rsid="001efb86" officeooo:paragraph-rsid="001efb86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style:font-name="Liberation Serif" fo:font-size="10.5pt" style:font-size-asian="10.5pt" style:font-size-complex="10.5pt"/>
    </style:style>
    <style:style style:name="P3" style:family="paragraph" style:parent-style-name="Preformatted_20_Text">
      <style:paragraph-properties fo:margin-top="0in" fo:margin-bottom="0.1965in" loext:contextual-spacing="false"/>
      <style:text-properties style:font-name="Liberation Serif" fo:font-size="10.5pt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efb86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.5pt" fo:font-weight="bold" officeooo:rsid="001efb86" officeooo:paragraph-rsid="001efb86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.5pt" fo:font-weight="bold" officeooo:rsid="001efb86" officeooo:paragraph-rsid="001efb8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.5pt" fo:font-weight="bold" officeooo:rsid="001efb86" officeooo:paragraph-rsid="001efb86" fo:background-color="#ffff00" style:font-size-asian="10.5pt" style:font-weight-asian="bold" style:font-size-complex="10.5pt" style:font-weight-complex="bold"/>
    </style:style>
    <style:style style:name="T1" style:family="text">
      <style:text-properties officeooo:rsid="001efb86"/>
    </style:style>
    <style:style style:name="T2" style:family="text">
      <style:text-properties style:font-name="Liberation Serif" officeooo:rsid="001efb86"/>
    </style:style>
    <style:style style:name="T3" style:family="text">
      <style:text-properties style:font-name="Liberation Serif" fo:font-size="10.5pt" officeooo:rsid="001efb86" style:font-size-asian="10.5pt" style:font-size-complex="10.5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ILE ERROR NOTE</text:p>
      <text:p text:style-name="P6"/>
      <text:p text:style-name="P6">1. Error compile U-BOOT</text:p>
      <text:p text:style-name="P6"/>
      <text:p text:style-name="P1">make CROSS_COMPILE=arm-linux-gnueabihf-</text:p>
      <text:p text:style-name="P2"><text:s text:c="2"/>CHK <text:s text:c="4"/>include/config/uboot.release</text:p>
      <text:p text:style-name="P2"><text:s text:c="2"/>CHK <text:s text:c="4"/>include/generated/version_autogenerated.h</text:p>
      <text:p text:style-name="P2"><text:s text:c="2"/>CHK <text:s text:c="4"/>include/generated/timestamp_autogenerated.h</text:p>
      <text:p text:style-name="P2"><text:s text:c="2"/>UPD <text:s text:c="4"/>include/generated/timestamp_autogenerated.h</text:p>
      <text:p text:style-name="P2"><text:s text:c="2"/>CHK <text:s text:c="4"/>include/generated/generic-asm-offsets.h</text:p>
      <text:p text:style-name="P2"><text:s text:c="2"/>CHK <text:s text:c="4"/>include/generated/asm-offsets.h</text:p>
      <text:p text:style-name="P2"><text:s text:c="2"/>HOSTCC <text:s/>tools/mkenvimage.o</text:p>
      <text:p text:style-name="P2"><text:s text:c="2"/>HOSTLD <text:s/>tools/mkenvimage</text:p>
      <text:p text:style-name="P2"><text:s text:c="2"/>HOSTCC <text:s/>tools/aisimage.o</text:p>
      <text:p text:style-name="P2">In file included from tools/../include/libfdt.h:54,</text:p>
      <text:p text:style-name="P2"><text:s text:c="17"/>from tools/fdt_host.h:11,</text:p>
      <text:p text:style-name="P2"><text:s text:c="17"/>from tools/imagetool.h:24,</text:p>
      <text:p text:style-name="P2"><text:s text:c="17"/>from tools/aisimage.c:8:</text:p>
      <text:p text:style-name="P2">/usr/include/libfdt_env.h:71:30: error: conflicting types for ‘fdt64_t’</text:p>
      <text:p text:style-name="P2"><text:s/>typedef uint64_t FDT_BITWISE fdt64_t;</text:p>
      <text:p text:style-name="P2"><text:s text:c="30"/>^~~~~~~</text:p>
      <text:p text:style-name="P2">In file included from &lt;command-line&gt;:</text:p>
      <text:p text:style-name="P2">././include/libfdt_env.h:19:16: note: previous declaration of ‘fdt64_t’ was here</text:p>
      <text:p text:style-name="P2"><text:s/>typedef __be64 fdt64_t;</text:p>
      <text:p text:style-name="P2"><text:s text:c="16"/>^~~~~~~</text:p>
      <text:p text:style-name="P2">In file included from ././include/libfdt_env.h:12,</text:p>
      <text:p text:style-name="P2"><text:s text:c="17"/>from &lt;command-line&gt;:</text:p>
      <text:p text:style-name="P2">/usr/include/libfdt_env.h:91:24: error: expected ‘)’ before ‘x’</text:p>
      <text:p text:style-name="P2"><text:s/>static inline uint32_t fdt32_to_cpu(fdt32_t x)</text:p>
      <text:p text:style-name="P2"><text:s text:c="24"/>^~~~~~~~~~~~</text:p>
      <text:p text:style-name="P2">././include/compiler.h:71:9: error: expected ‘)’ before ‘&amp;’ token</text:p>
      <text:p text:style-name="P2"><text:s text:c="2"/>((((x) &amp; 0xff000000) &gt;&gt; 24) | \</text:p>
      <text:p text:style-name="P2"><text:s text:c="9"/>^</text:p>
      <text:p text:style-name="P2">././include/compiler.h:71:23: error: expected ‘)’ before ‘&gt;&gt;’ token</text:p>
      <text:p text:style-name="P2"><text:s text:c="2"/>((((x) &amp; 0xff000000) &gt;&gt; 24) | \</text:p>
      <text:p text:style-name="P2"><text:s text:c="23"/>^~</text:p>
      <text:p text:style-name="P2">././include/compiler.h:71:30: error: expected ‘)’ before ‘|’ token</text:p>
      <text:p text:style-name="P2"><text:s text:c="2"/>((((x) &amp; 0xff000000) &gt;&gt; 24) | \</text:p>
      <text:p text:style-name="P2"><text:s text:c="30"/>^</text:p>
      <text:p text:style-name="P2">/usr/include/libfdt_env.h:95:23: error: expected ‘)’ before ‘x’</text:p>
      <text:p text:style-name="P2"><text:s/>static inline fdt32_t cpu_to_fdt32(uint32_t x)</text:p>
      <text:p text:style-name="P2"><text:s text:c="23"/>^~~~~~~~~~~~</text:p>
      <text:p text:style-name="P2">././include/compiler.h:71:9: error: expected ‘)’ before ‘&amp;’ token</text:p>
      <text:p text:style-name="P2"><text:s text:c="2"/>((((x) &amp; 0xff000000) &gt;&gt; 24) | \</text:p>
      <text:p text:style-name="P2"><text:s text:c="9"/>^</text:p>
      <text:p text:style-name="P2">././include/compiler.h:71:23: error: expected ‘)’ before ‘&gt;&gt;’ token</text:p>
      <text:p text:style-name="P2"><text:s text:c="2"/>((((x) &amp; 0xff000000) &gt;&gt; 24) | \</text:p>
      <text:p text:style-name="P2"><text:s text:c="23"/>^~</text:p>
      <text:p text:style-name="P2">././include/compiler.h:71:30: error: expected ‘)’ before ‘|’ token</text:p>
      <text:p text:style-name="P2"><text:s text:c="2"/>((((x) &amp; 0xff000000) &gt;&gt; 24) | \</text:p>
      <text:p text:style-name="P2"><text:s text:c="30"/>^</text:p>
      <text:p text:style-name="P2">/usr/include/libfdt_env.h:100:24: error: expected ‘)’ before ‘x’</text:p>
      <text:p text:style-name="P2"><text:s/>static inline uint64_t fdt64_to_cpu(fdt64_t x)</text:p>
      <text:p text:style-name="P2"><text:s text:c="24"/>^~~~~~~~~~~~</text:p>
      <text:p text:style-name="P2">././include/compiler.h:76:9: error: expected ‘)’ before ‘&amp;’ token</text:p>
      <text:p text:style-name="P2"><text:s text:c="2"/>((((x) &amp; 0xff00000000000000##sfx) &gt;&gt; 56) | \</text:p>
      <text:p text:style-name="P2"><text:s text:c="9"/>^</text:p>
      <text:p text:style-name="P2">././include/compiler.h:76:36: error: expected ‘)’ before ‘&gt;&gt;’ token</text:p>
      <text:p text:style-name="P2"><text:s text:c="2"/>((((x) &amp; 0xff00000000000000##sfx) &gt;&gt; 56) | \</text:p>
      <text:p text:style-name="P2"><text:s text:c="36"/>^~</text:p>
      <text:p text:style-name="P2"><text:soft-page-break/>././include/compiler.h:76:43: error: expected ‘)’ before ‘|’ token</text:p>
      <text:p text:style-name="P2"><text:s text:c="2"/>((((x) &amp; 0xff00000000000000##sfx) &gt;&gt; 56) | \</text:p>
      <text:p text:style-name="P2"><text:s text:c="43"/>^</text:p>
      <text:p text:style-name="P2">/usr/include/libfdt_env.h:104:23: error: expected ‘)’ before ‘x’</text:p>
      <text:p text:style-name="P2"><text:s/>static inline fdt64_t cpu_to_fdt64(uint64_t x)</text:p>
      <text:p text:style-name="P2"><text:s text:c="23"/>^~~~~~~~~~~~</text:p>
      <text:p text:style-name="P2">././include/compiler.h:76:9: error: expected ‘)’ before ‘&amp;’ token</text:p>
      <text:p text:style-name="P2"><text:s text:c="2"/>((((x) &amp; 0xff00000000000000##sfx) &gt;&gt; 56) | \</text:p>
      <text:p text:style-name="P2"><text:s text:c="9"/>^</text:p>
      <text:p text:style-name="P2">././include/compiler.h:76:36: error: expected ‘)’ before ‘&gt;&gt;’ token</text:p>
      <text:p text:style-name="P2"><text:s text:c="2"/>((((x) &amp; 0xff00000000000000##sfx) &gt;&gt; 56) | \</text:p>
      <text:p text:style-name="P2"><text:s text:c="36"/>^~</text:p>
      <text:p text:style-name="P2">././include/compiler.h:76:43: error: expected ‘)’ before ‘|’ token</text:p>
      <text:p text:style-name="P2"><text:s text:c="2"/>((((x) &amp; 0xff00000000000000##sfx) &gt;&gt; 56) | \</text:p>
      <text:p text:style-name="P2"><text:s text:c="43"/>^</text:p>
      <text:p text:style-name="P2">In file included from include/image.h:54,</text:p>
      <text:p text:style-name="P2"><text:s text:c="17"/>from tools/aisimage.c:10:</text:p>
      <text:p text:style-name="P2">/usr/include/libfdt.h:150:21: error: redefinition of ‘fdt_offset_ptr_w’</text:p>
      <text:p text:style-name="P2"><text:s/>static inline void *fdt_offset_ptr_w(void *fdt, int offset, int checklen)</text:p>
      <text:p text:style-name="P2"><text:s text:c="21"/>^~~~~~~~~~~~~~~~</text:p>
      <text:p text:style-name="P2">In file included from tools/fdt_host.h:11,</text:p>
      <text:p text:style-name="P2"><text:s text:c="17"/>from tools/imagetool.h:24,</text:p>
      <text:p text:style-name="P2"><text:s text:c="17"/>from tools/aisimage.c:8:</text:p>
      <text:p text:style-name="P2">tools/../include/libfdt.h:152:21: note: previous definition of ‘fdt_offset_ptr_w’ was here</text:p>
      <text:p text:style-name="P2"><text:s/>static inline void *fdt_offset_ptr_w(void *fdt, int offset, int checklen)</text:p>
      <text:p text:style-name="P2"><text:s text:c="21"/>^~~~~~~~~~~~~~~~</text:p>
      <text:p text:style-name="P2">In file included from include/image.h:54,</text:p>
      <text:p text:style-name="P2"><text:s text:c="17"/>from tools/aisimage.c:10:</text:p>
      <text:p text:style-name="P2">/usr/include/libfdt.h:258:1: error: redefinition of ‘fdt_set_magic’</text:p>
      <text:p text:style-name="P2"><text:s/>fdt_set_hdr_(magic);</text:p>
      <text:p text:style-name="P2"><text:s/>^~~~~~~~~~~~</text:p>
      <text:p text:style-name="P2">In file included from tools/fdt_host.h:11,</text:p>
      <text:p text:style-name="P2"><text:s text:c="17"/>from tools/imagetool.h:24,</text:p>
      <text:p text:style-name="P2"><text:s text:c="17"/>from tools/aisimage.c:8:</text:p>
      <text:p text:style-name="P2">tools/../include/libfdt.h:233:21: note: previous definition of ‘fdt_set_magic’ was here</text:p>
      <text:p text:style-name="P2"><text:s text:c="2"/>static inline void fdt_set_##name(void *fdt, uint32_t val) \</text:p>
      <text:p text:style-name="P2"><text:s text:c="21"/>^~~~~~~~</text:p>
      <text:p text:style-name="P2">tools/../include/libfdt.h:238:1: note: in expansion of macro ‘__fdt_set_hdr’</text:p>
      <text:p text:style-name="P2"><text:s/>__fdt_set_hdr(magic);</text:p>
      <text:p text:style-name="P2"><text:s/>^~~~~~~~~~~~~</text:p>
      <text:p text:style-name="P2">In file included from include/image.h:54,</text:p>
      <text:p text:style-name="P2"><text:s text:c="17"/>from tools/aisimage.c:10:</text:p>
      <text:p text:style-name="P2">/usr/include/libfdt.h:259:1: error: redefinition of ‘fdt_set_totalsize’</text:p>
      <text:p text:style-name="P2"><text:s/>fdt_set_hdr_(totalsize);</text:p>
      <text:p text:style-name="P2"><text:s/>^~~~~~~~~~~~</text:p>
      <text:p text:style-name="P2">In file included from tools/fdt_host.h:11,</text:p>
      <text:p text:style-name="P2"><text:s text:c="17"/>from tools/imagetool.h:24,</text:p>
      <text:p text:style-name="P2"><text:s text:c="17"/>from tools/aisimage.c:8:</text:p>
      <text:p text:style-name="P2">tools/../include/libfdt.h:233:21: note: previous definition of ‘fdt_set_totalsize’ was here</text:p>
      <text:p text:style-name="P2"><text:s text:c="2"/>static inline void fdt_set_##name(void *fdt, uint32_t val) \</text:p>
      <text:p text:style-name="P2"><text:s text:c="21"/>^~~~~~~~</text:p>
      <text:p text:style-name="P2">tools/../include/libfdt.h:239:1: note: in expansion of macro ‘__fdt_set_hdr’</text:p>
      <text:p text:style-name="P2"><text:s/>__fdt_set_hdr(totalsize);</text:p>
      <text:p text:style-name="P2"><text:s/>^~~~~~~~~~~~~</text:p>
      <text:p text:style-name="P2">In file included from include/image.h:54,</text:p>
      <text:p text:style-name="P2"><text:s text:c="17"/>from tools/aisimage.c:10:</text:p>
      <text:p text:style-name="P2">/usr/include/libfdt.h:260:1: error: redefinition of ‘fdt_set_off_dt_struct’</text:p>
      <text:p text:style-name="P2"><text:s/>fdt_set_hdr_(off_dt_struct);</text:p>
      <text:p text:style-name="P2"><text:s/>^~~~~~~~~~~~</text:p>
      <text:p text:style-name="P2">In file included from tools/fdt_host.h:11,</text:p>
      <text:p text:style-name="P2"><text:soft-page-break/><text:s text:c="17"/>from tools/imagetool.h:24,</text:p>
      <text:p text:style-name="P2"><text:s text:c="17"/>from tools/aisimage.c:8:</text:p>
      <text:p text:style-name="P2">tools/../include/libfdt.h:233:21: note: previous definition of ‘fdt_set_off_dt_struct’ was here</text:p>
      <text:p text:style-name="P2"><text:s text:c="2"/>static inline void fdt_set_##name(void *fdt, uint32_t val) \</text:p>
      <text:p text:style-name="P2"><text:s text:c="21"/>^~~~~~~~</text:p>
      <text:p text:style-name="P2">tools/../include/libfdt.h:240:1: note: in expansion of macro ‘__fdt_set_hdr’</text:p>
      <text:p text:style-name="P2"><text:s/>__fdt_set_hdr(off_dt_struct);</text:p>
      <text:p text:style-name="P2"><text:s/>^~~~~~~~~~~~~</text:p>
      <text:p text:style-name="P2">In file included from include/image.h:54,</text:p>
      <text:p text:style-name="P2"><text:s text:c="17"/>from tools/aisimage.c:10:</text:p>
      <text:p text:style-name="P2">/usr/include/libfdt.h:261:1: error: redefinition of ‘fdt_set_off_dt_strings’</text:p>
      <text:p text:style-name="P2"><text:s/>fdt_set_hdr_(off_dt_strings);</text:p>
      <text:p text:style-name="P2"><text:s/>^~~~~~~~~~~~</text:p>
      <text:p text:style-name="P2">In file included from tools/fdt_host.h:11,</text:p>
      <text:p text:style-name="P2"><text:s text:c="17"/>from tools/imagetool.h:24,</text:p>
      <text:p text:style-name="P2"><text:s text:c="17"/>from tools/aisimage.c:8:</text:p>
      <text:p text:style-name="P2">tools/../include/libfdt.h:233:21: note: previous definition of ‘fdt_set_off_dt_strings’ was here</text:p>
      <text:p text:style-name="P2"><text:s text:c="2"/>static inline void fdt_set_##name(void *fdt, uint32_t val) \</text:p>
      <text:p text:style-name="P2"><text:s text:c="21"/>^~~~~~~~</text:p>
      <text:p text:style-name="P2">tools/../include/libfdt.h:241:1: note: in expansion of macro ‘__fdt_set_hdr’</text:p>
      <text:p text:style-name="P2"><text:s/>__fdt_set_hdr(off_dt_strings);</text:p>
      <text:p text:style-name="P2"><text:s/>^~~~~~~~~~~~~</text:p>
      <text:p text:style-name="P2">In file included from include/image.h:54,</text:p>
      <text:p text:style-name="P2"><text:s text:c="17"/>from tools/aisimage.c:10:</text:p>
      <text:p text:style-name="P2">/usr/include/libfdt.h:262:1: error: redefinition of ‘fdt_set_off_mem_rsvmap’</text:p>
      <text:p text:style-name="P2"><text:s/>fdt_set_hdr_(off_mem_rsvmap);</text:p>
      <text:p text:style-name="P2"><text:s/>^~~~~~~~~~~~</text:p>
      <text:p text:style-name="P2">In file included from tools/fdt_host.h:11,</text:p>
      <text:p text:style-name="P2"><text:s text:c="17"/>from tools/imagetool.h:24,</text:p>
      <text:p text:style-name="P2"><text:s text:c="17"/>from tools/aisimage.c:8:</text:p>
      <text:p text:style-name="P2">tools/../include/libfdt.h:233:21: note: previous definition of ‘fdt_set_off_mem_rsvmap’ was here</text:p>
      <text:p text:style-name="P2"><text:s text:c="2"/>static inline void fdt_set_##name(void *fdt, uint32_t val) \</text:p>
      <text:p text:style-name="P2"><text:s text:c="21"/>^~~~~~~~</text:p>
      <text:p text:style-name="P2">tools/../include/libfdt.h:242:1: note: in expansion of macro ‘__fdt_set_hdr’</text:p>
      <text:p text:style-name="P3"><text:s/>__fdt_set_hdr(off_mem_rsvmap);</text:p>
      <text:p text:style-name="P7"/>
      <text:p text:style-name="P7">FIX</text:p>
      <text:list xml:id="list69935541" text:style-name="L1">
        <text:list-item>
          <text:p text:style-name="P4"><text:span text:style-name="Strong_20_Emphasis"><text:span text:style-name="T3">sudo apt-get purge -y --auto-remove libfdt-dev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4:38:19.622397573</meta:creation-date>
    <dc:date>2021-08-10T14:40:31.141768128</dc:date>
    <meta:editing-duration>PT2M1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55" meta:word-count="603" meta:character-count="6933" meta:non-whitespace-character-count="5420"/>
  </office:meta>
</office:document-meta>
</file>